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162E1F4A878.png"/>
  <manifest:file-entry manifest:media-type="image/png" manifest:full-path="Pictures/100002010000027F000000D0FFB702DC.png"/>
  <manifest:file-entry manifest:media-type="image/png" manifest:full-path="Pictures/100002010000026700000086E8889F3E.png"/>
  <manifest:file-entry manifest:media-type="image/png" manifest:full-path="Pictures/100002010000026500000114951383C3.png"/>
  <manifest:file-entry manifest:media-type="image/png" manifest:full-path="Pictures/100002010000026200000096829B04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141cm" svg:height="3.969cm" draw:z-index="0"><draw:image xlink:href="Pictures/100002010000026200000096829B04E4.png" xlink:type="simple" xlink:show="embed" xlink:actuate="onLoad"/></draw:frame>a)</text:p>
      <text:p text:style-name="Standard">=1-P(x&lt;=1)</text:p>
      <text:p text:style-name="Standard"/>
      <text:p text:style-name="Standard"><draw:frame draw:style-name="fr2" draw:name="Grafik2" text:anchor-type="paragraph" svg:x="0.404cm" svg:y="0cm" svg:width="16.194cm" svg:height="9.366cm" draw:z-index="1"><draw:image xlink:href="Pictures/100002010000026400000162E1F4A878.png" xlink:type="simple" xlink:show="embed" xlink:actuate="onLoad"/></draw:frame>a)</text:p>
      <text:p text:style-name="Standard"><draw:frame draw:style-name="fr1" draw:name="Grafik3" text:anchor-type="paragraph" svg:width="16.274cm" svg:height="3.545cm" draw:z-index="2"><draw:image xlink:href="Pictures/100002010000026700000086E8889F3E.png" xlink:type="simple" xlink:show="embed" xlink:actuate="onLoad"/></draw:frame>a)</text:p>
      <text:p text:style-name="Standard"/>
      <text:p text:style-name="Standard"><draw:frame draw:style-name="fr2" draw:name="Grafik4" text:anchor-type="paragraph" svg:x="0.046cm" svg:y="0cm" svg:width="16.909cm" svg:height="5.503cm" draw:z-index="3"><draw:image xlink:href="Pictures/100002010000027F000000D0FFB702DC.png" xlink:type="simple" xlink:show="embed" xlink:actuate="onLoad"/></draw:frame><text:soft-page-break/>a)</text:p>
      <text:p text:style-name="Standard"><draw:frame draw:style-name="fr1" draw:name="Grafik5" text:anchor-type="paragraph" svg:width="16.221cm" svg:height="7.303cm" draw:z-index="4"><draw:image xlink:href="Pictures/100002010000026500000114951383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</meta:initial-creator>
    <meta:creation-date>2020-11-21T14:53:05.56</meta:creation-date>
    <meta:document-statistic meta:table-count="0" meta:image-count="5" meta:object-count="0" meta:page-count="2" meta:paragraph-count="5" meta:word-count="5" meta:character-count="18"/>
    <dc:date>2020-11-21T15:23:37.23</dc:date>
    <dc:creator>Flo </dc:creator>
    <meta:editing-duration>PT15M21S</meta:editing-duration>
    <meta:editing-cycles>1</meta:editing-cycles>
    <meta:generator>OpenOffice/4.1.7$Win32 OpenOffice.org_project/417m1$Build-9800</meta:generator>
  </office:meta>
</office:document-meta>
</file>